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20c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rMATS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table:formula="of:=[.C2]/[.$H$2]" office:value-type="float" office:value="0.363636363636364" calcext:value-type="float">
            <text:p>0.363636363636364</text:p>
          </table:table-cell>
          <table:table-cell table:formula="of:=[.D2]/[.$I$2]" office:value-type="float" office:value="0.405555555555556" calcext:value-type="float">
            <text:p>0.405555555555556</text:p>
          </table:table-cell>
          <table:table-cell table:formula="of:=[.E2]/[.$G$2]" office:value-type="float" office:value="0.144508670520231" calcext:value-type="float">
            <text:p>0.144508670520231</text:p>
          </table:table-cell>
          <table:table-cell/>
          <table:table-cell office:value-type="string" calcext:value-type="string">
            <text:p>Cai</text:p>
          </table:table-cell>
          <table:table-cell/>
          <table:table-cell table:formula="of:=[.C2]/([.H2]+[.G2]-[.C2])" office:value-type="float" office:value="0.298342541436464" calcext:value-type="float">
            <text:p>0.298342541436464</text:p>
          </table:table-cell>
          <table:table-cell table:formula="of:=[.D2]/([.I2]+[.G2]-[.D2])" office:value-type="float" office:value="0.260714285714286" calcext:value-type="float">
            <text:p>0.260714285714286</text:p>
          </table:table-cell>
          <table:table-cell table:formula="of:=[.E2]/([.J2]+[.G2]-[.E2])" office:value-type="float" office:value="0.0943396226415094" calcext:value-type="float">
            <text:p>0.0943396226415094</text:p>
          </table:table-cell>
          <table:table-cell/>
        </table:table-row>
        <table:table-row table:style-name="ro1">
          <table:table-cell office:value-type="string" calcext:value-type="string">
            <text:p>Parker</text:p>
          </table:table-cell>
          <table:table-cell table:formula="of:=[.B3]/[.$G$2]" office:value-type="float" office:value="0.624277456647399" calcext:value-type="float">
            <text:p>0.624277456647399</text:p>
          </table:table-cell>
          <table:table-cell/>
          <table:table-cell table:formula="of:=[.D3]/[.$H$2]" office:value-type="float" office:value="0.38047138047138" calcext:value-type="float">
            <text:p>0.38047138047138</text:p>
          </table:table-cell>
          <table:table-cell table:formula="of:=[.E3]/[.$H$2]" office:value-type="float" office:value="0.0909090909090909" calcext:value-type="float">
            <text:p>0.0909090909090909</text:p>
          </table:table-cell>
          <table:table-cell/>
          <table:table-cell office:value-type="string" calcext:value-type="string">
            <text:p>Parker</text:p>
          </table:table-cell>
          <table:table-cell office:value-type="float" office:value="0.624277456647399" calcext:value-type="float">
            <text:p>0.624277456647399</text:p>
          </table:table-cell>
          <table:table-cell/>
          <table:table-cell table:formula="of:=[.D3]/([.I2]+[.H2]-[.D3])" office:value-type="float" office:value="0.31043956043956" calcext:value-type="float">
            <text:p>0.31043956043956</text:p>
          </table:table-cell>
          <table:table-cell table:formula="of:=[.E3]/([.J2]+[.H2]-[.E3])" office:value-type="float" office:value="0.0697674418604651" calcext:value-type="float">
            <text:p>0.0697674418604651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table:formula="of:=[.B4]/[.$G$2]" office:value-type="float" office:value="0.421965317919075" calcext:value-type="float">
            <text:p>0.421965317919075</text:p>
          </table:table-cell>
          <table:table-cell table:formula="of:=[.C4]/[.$I$2]" office:value-type="float" office:value="0.627777777777778" calcext:value-type="float">
            <text:p>0.627777777777778</text:p>
          </table:table-cell>
          <table:table-cell/>
          <table:table-cell table:formula="of:=[.E4]/[.$I$2]" office:value-type="float" office:value="0.111111111111111" calcext:value-type="float">
            <text:p>0.111111111111111</text:p>
          </table:table-cell>
          <table:table-cell/>
          <table:table-cell office:value-type="string" calcext:value-type="string">
            <text:p>Sun</text:p>
          </table:table-cell>
          <table:table-cell office:value-type="float" office:value="0.421965317919075" calcext:value-type="float">
            <text:p>0.421965317919075</text:p>
          </table:table-cell>
          <table:table-cell office:value-type="float" office:value="0.627777777777778" calcext:value-type="float">
            <text:p>0.627777777777778</text:p>
          </table:table-cell>
          <table:table-cell/>
          <table:table-cell table:formula="of:=[.E4]/([.J2]+[.I2]-[.E4])" office:value-type="float" office:value="0.0722021660649819" calcext:value-type="float">
            <text:p>0.0722021660649819</text:p>
          </table:table-cell>
          <table:table-cell/>
        </table:table-row>
        <table:table-row table:style-name="ro1">
          <table:table-cell office:value-type="string" calcext:value-type="string">
            <text:p>Wang</text:p>
          </table:table-cell>
          <table:table-cell table:formula="of:=[.B5]/[.$J$2]" office:value-type="float" office:value="0.213675213675214" calcext:value-type="float">
            <text:p>0.213675213675214</text:p>
          </table:table-cell>
          <table:table-cell table:formula="of:=[.C5]/[.$J$2]" office:value-type="float" office:value="0.230769230769231" calcext:value-type="float">
            <text:p>0.230769230769231</text:p>
          </table:table-cell>
          <table:table-cell table:formula="of:=[.D5]/[.$J$2]" office:value-type="float" office:value="0.170940170940171" calcext:value-type="float">
            <text:p>0.170940170940171</text:p>
          </table:table-cell>
          <table:table-cell table:number-columns-repeated="2"/>
          <table:table-cell office:value-type="string" calcext:value-type="string">
            <text:p>Wang</text:p>
          </table:table-cell>
          <table:table-cell office:value-type="float" office:value="0.213675213675214" calcext:value-type="float">
            <text:p>0.213675213675214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170940170940171" calcext:value-type="float">
            <text:p>0.1709401709401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36:37.096791339</meta:creation-date>
    <dc:date>2024-01-26T21:03:04.589502219</dc:date>
    <meta:editing-duration>PT23H40M2S</meta:editing-duration>
    <meta:editing-cycles>4</meta:editing-cycles>
    <meta:generator>LibreOffice/7.3.7.2$Linux_X86_64 LibreOffice_project/30$Build-2</meta:generator>
    <meta:document-statistic meta:table-count="1" meta:cell-count="69" meta:object-count="0"/>
  </office:meta>
</office:document-meta>
</file>